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automatic-styles>
    <style:style style:name="P1" style:family="paragraph" style:parent-style-name="Standard" style:master-page-name="MP0">
      <style:paragraph-properties style:page-number="auto" fo:break-before="page"/>
    </style:style>
    <style:style style:name="P2" style:family="paragraph" style:parent-style-name="Standard">
      <style:text-properties officeooo:rsid="00023d6e" officeooo:paragraph-rsid="00023d6e"/>
    </style:style>
    <style:style style:name="P3" style:family="paragraph" style:parent-style-name="Standard">
      <style:text-properties officeooo:rsid="0003a1a9" officeooo:paragraph-rsid="0003a1a9"/>
    </style:style>
    <style:style style:name="P4" style:family="paragraph" style:parent-style-name="Standard">
      <style:text-properties officeooo:rsid="0003a1a9" officeooo:paragraph-rsid="000584af"/>
    </style:style>
    <style:style style:name="T1" style:family="text">
      <style:text-properties officeooo:rsid="000584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Journal de Dev</text:p>
      <text:p text:style-name="Standard"/>
      <text:p text:style-name="Standard">Gambey</text:p>
      <text:p text:style-name="Standard">Noa</text:p>
      <text:p text:style-name="Standard"/>
      <text:p text:style-name="Standard"/>
      <text:p text:style-name="Standard">06/03/2023 :</text:p>
      <text:p text:style-name="Standard"><text:tab/>Aujourd’hui link d’API et mise en place de fonction de Parse</text:p>
      <text:p text:style-name="Standard"><text:tab/>Mise en Place de la structure</text:p>
      <text:p text:style-name="Standard"/>
      <text:p text:style-name="Standard">07/03/2023 :</text:p>
      <text:p text:style-name="Standard"><text:tab/>Mise en place du site (décoration principale), création du style global des cards</text:p>
      <text:p text:style-name="Standard"><text:tab/>Pétage de plombs sur l’affichage a cause d’un Json mal fichus</text:p>
      <text:p text:style-name="Standard"><text:tab/></text:p>
      <text:p text:style-name="Standard">12/03/2023 :</text:p>
      <text:p text:style-name="Standard"><text:tab/>Changement de la structure pour faciliter les accès </text:p>
      <text:p text:style-name="Standard"><text:tab/>Avancement sur le système de tri</text:p>
      <text:p text:style-name="Standard"/>
      <text:p text:style-name="Standard">13/03/2023 : </text:p>
      <text:p text:style-name="Standard"><text:tab/>Ajout de nouvelles structures </text:p>
      <text:p text:style-name="Standard"><text:tab/>Ajout de nouvelles pages</text:p>
      <text:p text:style-name="Standard"><text:tab/>Ajout de nouveau système de tri </text:p>
      <text:p text:style-name="Standard"/>
      <text:p text:style-name="Standard">14/03/2023 : </text:p>
      <text:p text:style-name="Standard"><text:tab/>Rencontre d’un problème qui relève de la magie en go</text:p>
      <text:p text:style-name="Standard"><text:tab/>Recherche de solution pour rendre la chose plus jolie</text:p>
      <text:p text:style-name="Standard"><text:tab/></text:p>
      <text:p text:style-name="Standard">15/03/2023 : </text:p>
      <text:p text:style-name="Standard"><text:tab/>Fin de la mise en place des pages </text:p>
      <text:p text:style-name="Standard"><text:tab/>Commencement de la décoration </text:p>
      <text:p text:style-name="Standard"><text:tab/>Et fix de bug</text:p>
      <text:p text:style-name="Standard"/>
      <text:p text:style-name="P2">16/03/2023 :</text:p>
      <text:p text:style-name="P2"><text:tab/>J’ai aidé un collègue pour ces structures</text:p>
      <text:p text:style-name="P2"/>
      <text:p text:style-name="P3">17/03/2023 :</text:p>
      <text:p text:style-name="P4"><text:tab/><text:span text:style-name="T1">Décoration des pages</text:span></text:p>
      <text:p text:style-name="P4"><text:tab/><text:span text:style-name="T1">Création a la main d’un logo personnalisé </text:span></text:p>
      <text:p text:style-name="P4"><text:tab/><text:span text:style-name="T1">Création d’une page réunissant tout</text:span></text:p>
      <text:p text:style-name="P4"><text:span text:style-name="T1"><text:tab/> 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meta:creation-date>2023-03-06T15:20:00Z</meta:creation-date>
    <dc:date>2023-03-17T16:27:21.985000000</dc:date>
    <meta:editing-cycles>13</meta:editing-cycles>
    <meta:editing-duration>PT2H25M32S</meta:editing-duration>
    <meta:document-statistic meta:table-count="0" meta:image-count="0" meta:object-count="0" meta:page-count="1" meta:paragraph-count="32" meta:word-count="147" meta:character-count="870" meta:non-whitespace-character-count="716"/>
    <meta:template xlink:type="simple" xlink:actuate="onRequest" xlink:title="" xlink:href="Normal.dotm"/>
  </office:meta>
</office:document-meta>
</file>